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HG ゴシックB Sun" svg:font-family="&quot;HG ゴシックB Sun&quot;"/>
    <style:font-face style:name="ＭＳ Ｐゴシック" svg:font-family="&quot;ＭＳ Ｐゴシック&quot;"/>
    <style:font-face style:name="Var(--jp-code-font-family)" svg:font-family="Var(--jp-code-font-family)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50"/>
    <style:style style:name="ce4" style:family="table-cell" style:parent-style-name="Default" style:data-style-name="N48"/>
    <style:style style:name="ce5" style:family="table-cell" style:parent-style-name="Default" style:data-style-name="N49"/>
    <style:style style:name="ce6" style:family="table-cell" style:parent-style-name="Default" style:data-style-name="N0">
      <style:table-cell-properties style:vertical-align="middle" fo:wrap-option="wrap"/>
      <style:text-properties style:font-name="HG ゴシックB Sun" style:font-name-asian="HG ゴシックB Sun" style:font-name-complex="HG ゴシックB Sun" fo:font-size="10pt" style:font-size-asian="10pt" style:font-size-complex="10pt" style:font-family-generic="moder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ar(--jp-code-font-family)" style:font-name-asian="Var(--jp-code-font-family)" style:font-name-complex="Var(--jp-code-font-family)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irplane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3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12" table:style-name="ce7">
            <text:p>2.12</text:p>
          </table:table-cell>
          <table:table-cell office:value-type="float" office:value="21.466083133759899" table:style-name="ce4">
            <text:p>21.466</text:p>
          </table:table-cell>
          <table:table-cell office:value-type="float" office:value="0.665445956318924" table:style-name="ce5">
            <text:p>0.66545</text:p>
          </table:table-cell>
          <table:table-cell office:value-type="float" office:value="27793.219238281199" table:style-name="ce2">
            <text:p>27793.22</text:p>
          </table:table-cell>
          <table:table-cell office:value-type="float" office:value="7356.6448364257803" table:style-name="ce2">
            <text:p>7356.64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3.09499999999999" table:style-name="ce7">
            <text:p>3.095</text:p>
          </table:table-cell>
          <table:table-cell office:value-type="float" office:value="24.005602659741601" table:style-name="ce4">
            <text:p>24.006</text:p>
          </table:table-cell>
          <table:table-cell office:value-type="float" office:value="0.70345627372020403" table:style-name="ce5">
            <text:p>0.70346</text:p>
          </table:table-cell>
          <table:table-cell office:value-type="float" office:value="22447.1600341796" table:style-name="ce2">
            <text:p>22447.16</text:p>
          </table:table-cell>
          <table:table-cell office:value-type="float" office:value="6792.2691040038999" table:style-name="ce2">
            <text:p>6792.27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4.2649999999999997" table:style-name="ce7">
            <text:p>4.265</text:p>
          </table:table-cell>
          <table:table-cell office:value-type="float" office:value="25.781214607049201" table:style-name="ce4">
            <text:p>25.781</text:p>
          </table:table-cell>
          <table:table-cell office:value-type="float" office:value="0.75367062352127501" table:style-name="ce5">
            <text:p>0.75367</text:p>
          </table:table-cell>
          <table:table-cell office:value-type="float" office:value="17394.899169921799" table:style-name="ce2">
            <text:p>17394.90</text:p>
          </table:table-cell>
          <table:table-cell office:value-type="float" office:value="5952.3429565429597" table:style-name="ce2">
            <text:p>5952.34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5.375" table:style-name="ce7">
            <text:p>5.375</text:p>
          </table:table-cell>
          <table:table-cell office:value-type="float" office:value="26.8694675789278" table:style-name="ce4">
            <text:p>26.869</text:p>
          </table:table-cell>
          <table:table-cell office:value-type="float" office:value="0.77641377129601596" table:style-name="ce5">
            <text:p>0.77641</text:p>
          </table:table-cell>
          <table:table-cell office:value-type="float" office:value="14986.346191406201" table:style-name="ce2">
            <text:p>14986.35</text:p>
          </table:table-cell>
          <table:table-cell office:value-type="float" office:value="5415.9022216796802" table:style-name="ce2">
            <text:p>5415.90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6.61" table:style-name="ce7">
            <text:p>6.61</text:p>
          </table:table-cell>
          <table:table-cell office:value-type="float" office:value="27.888070503401401" table:style-name="ce4">
            <text:p>27.888</text:p>
          </table:table-cell>
          <table:table-cell office:value-type="float" office:value="0.79881333538201205" table:style-name="ce5">
            <text:p>0.79881</text:p>
          </table:table-cell>
          <table:table-cell office:value-type="float" office:value="13109.690917968701" table:style-name="ce2">
            <text:p>13109.69</text:p>
          </table:table-cell>
          <table:table-cell office:value-type="float" office:value="5116.5068969726499" table:style-name="ce2">
            <text:p>5116.51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8.0299999999999994" table:style-name="ce7">
            <text:p>8.03</text:p>
          </table:table-cell>
          <table:table-cell office:value-type="float" office:value="28.749264131201599" table:style-name="ce4">
            <text:p>28.749</text:p>
          </table:table-cell>
          <table:table-cell office:value-type="float" office:value="0.81791723530442295" table:style-name="ce5">
            <text:p>0.81792</text:p>
          </table:table-cell>
          <table:table-cell office:value-type="float" office:value="11984.2624511718" table:style-name="ce2">
            <text:p>11984.26</text:p>
          </table:table-cell>
          <table:table-cell office:value-type="float" office:value="4853.2906494140598" table:style-name="ce2">
            <text:p>4853.29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9" table:style-name="ce7">
            <text:p>9</text:p>
          </table:table-cell>
          <table:table-cell office:value-type="float" office:value="25.170371719034101" table:style-name="ce4">
            <text:p>25.170</text:p>
          </table:table-cell>
          <table:table-cell office:value-type="float" office:value="0.75424623439527905" table:style-name="ce5">
            <text:p>0.75425</text:p>
          </table:table-cell>
          <table:table-cell office:value-type="float" office:value="25576.3430175781" table:style-name="ce2">
            <text:p>25576.34</text:p>
          </table:table-cell>
          <table:table-cell office:value-type="float" office:value="8553.6431884765607" table:style-name="ce2">
            <text:p>8553.64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10.975" table:style-name="ce7">
            <text:p>10.975</text:p>
          </table:table-cell>
          <table:table-cell office:value-type="float" office:value="30.1507516549154" table:style-name="ce4">
            <text:p>30.151</text:p>
          </table:table-cell>
          <table:table-cell office:value-type="float" office:value="0.850692994196382" table:style-name="ce5">
            <text:p>0.85069</text:p>
          </table:table-cell>
          <table:table-cell office:value-type="float" office:value="10332.930175781201" table:style-name="ce2">
            <text:p>10332.93</text:p>
          </table:table-cell>
          <table:table-cell office:value-type="float" office:value="4489.9445190429597" table:style-name="ce2">
            <text:p>4489.94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2.57" table:style-name="ce7">
            <text:p>12.57</text:p>
          </table:table-cell>
          <table:table-cell office:value-type="float" office:value="30.682311717557301" table:style-name="ce4">
            <text:p>30.682</text:p>
          </table:table-cell>
          <table:table-cell office:value-type="float" office:value="0.86058616396695498" table:style-name="ce5">
            <text:p>0.86059</text:p>
          </table:table-cell>
          <table:table-cell office:value-type="float" office:value="9800.935546875" table:style-name="ce2">
            <text:p>9800.94</text:p>
          </table:table-cell>
          <table:table-cell office:value-type="float" office:value="4374.2037963867097" table:style-name="ce2">
            <text:p>4374.20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4.37" table:style-name="ce7">
            <text:p>14.37</text:p>
          </table:table-cell>
          <table:table-cell office:value-type="float" office:value="31.255027490896101" table:style-name="ce4">
            <text:p>31.255</text:p>
          </table:table-cell>
          <table:table-cell office:value-type="float" office:value="0.87254553064567797" table:style-name="ce5">
            <text:p>0.87255</text:p>
          </table:table-cell>
          <table:table-cell office:value-type="float" office:value="9385.27783203125" table:style-name="ce2">
            <text:p>9385.28</text:p>
          </table:table-cell>
          <table:table-cell office:value-type="float" office:value="4270.8080444335901" table:style-name="ce2">
            <text:p>4270.81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5.965" table:style-name="ce7">
            <text:p>15.965</text:p>
          </table:table-cell>
          <table:table-cell office:value-type="float" office:value="31.662557147712" table:style-name="ce4">
            <text:p>31.663</text:p>
          </table:table-cell>
          <table:table-cell office:value-type="float" office:value="0.88115850414931896" table:style-name="ce5">
            <text:p>0.88116</text:p>
          </table:table-cell>
          <table:table-cell office:value-type="float" office:value="9100.9753417968695" table:style-name="ce2">
            <text:p>9100.98</text:p>
          </table:table-cell>
          <table:table-cell office:value-type="float" office:value="4184.0696411132803" table:style-name="ce2">
            <text:p>4184.07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7.795000000000002" table:style-name="ce7">
            <text:p>17.795</text:p>
          </table:table-cell>
          <table:table-cell office:value-type="float" office:value="32.113535358145199" table:style-name="ce4">
            <text:p>32.114</text:p>
          </table:table-cell>
          <table:table-cell office:value-type="float" office:value="0.88931948495434898" table:style-name="ce5">
            <text:p>0.88932</text:p>
          </table:table-cell>
          <table:table-cell office:value-type="float" office:value="8660.0438232421802" table:style-name="ce2">
            <text:p>8660.04</text:p>
          </table:table-cell>
          <table:table-cell office:value-type="float" office:value="4026.2525024413999" table:style-name="ce2">
            <text:p>4026.25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9.760000000000002" table:style-name="ce7">
            <text:p>19.76</text:p>
          </table:table-cell>
          <table:table-cell office:value-type="float" office:value="32.547293091197197" table:style-name="ce4">
            <text:p>32.547</text:p>
          </table:table-cell>
          <table:table-cell office:value-type="float" office:value="0.89619528873195198" table:style-name="ce5">
            <text:p>0.89620</text:p>
          </table:table-cell>
          <table:table-cell office:value-type="float" office:value="8481.4050292968695" table:style-name="ce2">
            <text:p>8481.41</text:p>
          </table:table-cell>
          <table:table-cell office:value-type="float" office:value="4041.99682617187" table:style-name="ce2">
            <text:p>4042.00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444575.67092446901" table:style-name="ce6">
            <text:p>444575.6709</text:p>
          </table:table-cell>
          <table:table-cell office:value-type="float" office:value="1183143.1565135201" table:style-name="ce6">
            <text:p>1183143.157</text:p>
          </table:table-cell>
          <table:table-cell table:style-name="ce4"/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table:style-name="ce4"/>
          <table:table-cell table:number-columns-repeated="16381"/>
        </table:table-row>
        <table:table-row table:number-rows-repeated="2" table:style-name="ro1">
          <table:table-cell table:style-name="ce2"/>
          <table:table-cell table:style-name="ce3"/>
          <table:table-cell table:style-name="ce7"/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table:style-name="ce4"/>
          <table:table-cell table:number-columns-repeated="16381"/>
        </table:table-row>
        <table:table-row table:number-rows-repeated="1048555" table:style-name="ro2">
          <table:table-cell table:number-columns-repeated="16384"/>
        </table:table-row>
      </table:table>
      <table:table table:name="Barbara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33" table:style-name="ce4">
            <text:p>2.330</text:p>
          </table:table-cell>
          <table:table-cell office:value-type="float" office:value="21.016999999999999" table:style-name="ce4">
            <text:p>21.017</text:p>
          </table:table-cell>
          <table:table-cell office:value-type="float" office:value="0.50105999999999995" table:style-name="ce5">
            <text:p>0.50106</text:p>
          </table:table-cell>
          <table:table-cell office:value-type="float" office:value="26071.1" table:style-name="ce2">
            <text:p>26071.10</text:p>
          </table:table-cell>
          <table:table-cell office:value-type="float" office:value="6256.1580000000004" table:style-name="ce2">
            <text:p>6256.16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3.36" table:style-name="ce4">
            <text:p>3.360</text:p>
          </table:table-cell>
          <table:table-cell office:value-type="float" office:value="22.210999999999999" table:style-name="ce4">
            <text:p>22.211</text:p>
          </table:table-cell>
          <table:table-cell office:value-type="float" office:value="0.55262" table:style-name="ce5">
            <text:p>0.55262</text:p>
          </table:table-cell>
          <table:table-cell office:value-type="float" office:value="20885.04" table:style-name="ce2">
            <text:p>20885.04</text:p>
          </table:table-cell>
          <table:table-cell office:value-type="float" office:value="6159.1" table:style-name="ce2">
            <text:p>6159.10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4.3499999999999996" table:style-name="ce4">
            <text:p>4.350</text:p>
          </table:table-cell>
          <table:table-cell office:value-type="float" office:value="22.931999999999999" table:style-name="ce4">
            <text:p>22.932</text:p>
          </table:table-cell>
          <table:table-cell office:value-type="float" office:value="0.59330000000000005" table:style-name="ce5">
            <text:p>0.59330</text:p>
          </table:table-cell>
          <table:table-cell office:value-type="float" office:value="20973.97" table:style-name="ce2">
            <text:p>20973.97</text:p>
          </table:table-cell>
          <table:table-cell office:value-type="float" office:value="6652.55" table:style-name="ce2">
            <text:p>6652.55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5.32" table:style-name="ce4">
            <text:p>5.320</text:p>
          </table:table-cell>
          <table:table-cell office:value-type="float" office:value="23.449000000000002" table:style-name="ce4">
            <text:p>23.449</text:p>
          </table:table-cell>
          <table:table-cell office:value-type="float" office:value="0.62697000000000003" table:style-name="ce5">
            <text:p>0.62697</text:p>
          </table:table-cell>
          <table:table-cell office:value-type="float" office:value="21462.29" table:style-name="ce2">
            <text:p>21462.29</text:p>
          </table:table-cell>
          <table:table-cell office:value-type="float" office:value="7243.37" table:style-name="ce2">
            <text:p>7243.37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6.28" table:style-name="ce4">
            <text:p>6.280</text:p>
          </table:table-cell>
          <table:table-cell office:value-type="float" office:value="23.934000000000001" table:style-name="ce4">
            <text:p>23.934</text:p>
          </table:table-cell>
          <table:table-cell office:value-type="float" office:value="0.66410999999999998" table:style-name="ce5">
            <text:p>0.66411</text:p>
          </table:table-cell>
          <table:table-cell office:value-type="float" office:value="23034.55" table:style-name="ce2">
            <text:p>23034.55</text:p>
          </table:table-cell>
          <table:table-cell office:value-type="float" office:value="8158.1" table:style-name="ce2">
            <text:p>8158.10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7.25" table:style-name="ce4">
            <text:p>7.250</text:p>
          </table:table-cell>
          <table:table-cell office:value-type="float" office:value="24.349" table:style-name="ce4">
            <text:p>24.349</text:p>
          </table:table-cell>
          <table:table-cell office:value-type="float" office:value="0.69089999999999996" table:style-name="ce5">
            <text:p>0.69090</text:p>
          </table:table-cell>
          <table:table-cell office:value-type="float" office:value="25986.560000000001" table:style-name="ce2">
            <text:p>25986.56</text:p>
          </table:table-cell>
          <table:table-cell office:value-type="float" office:value="8873.99" table:style-name="ce2">
            <text:p>8873.99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8.16" table:style-name="ce4">
            <text:p>8.160</text:p>
          </table:table-cell>
          <table:table-cell office:value-type="float" office:value="24.742999999999999" table:style-name="ce4">
            <text:p>24.743</text:p>
          </table:table-cell>
          <table:table-cell office:value-type="float" office:value="0.71782999999999997" table:style-name="ce5">
            <text:p>0.71783</text:p>
          </table:table-cell>
          <table:table-cell office:value-type="float" office:value="27173.200000000001" table:style-name="ce2">
            <text:p>27173.20</text:p>
          </table:table-cell>
          <table:table-cell office:value-type="float" office:value="9157.89" table:style-name="ce2">
            <text:p>9157.89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9.15" table:style-name="ce4">
            <text:p>9.150</text:p>
          </table:table-cell>
          <table:table-cell office:value-type="float" office:value="25.12" table:style-name="ce4">
            <text:p>25.120</text:p>
          </table:table-cell>
          <table:table-cell office:value-type="float" office:value="0.73907" table:style-name="ce5">
            <text:p>0.73907</text:p>
          </table:table-cell>
          <table:table-cell office:value-type="float" office:value="27368.35" table:style-name="ce2">
            <text:p>27368.35</text:p>
          </table:table-cell>
          <table:table-cell office:value-type="float" office:value="9345.89" table:style-name="ce2">
            <text:p>9345.89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0.11" table:style-name="ce4">
            <text:p>10.110</text:p>
          </table:table-cell>
          <table:table-cell office:value-type="float" office:value="25.466000000000001" table:style-name="ce4">
            <text:p>25.466</text:p>
          </table:table-cell>
          <table:table-cell office:value-type="float" office:value="0.75231999999999999" table:style-name="ce5">
            <text:p>0.75232</text:p>
          </table:table-cell>
          <table:table-cell office:value-type="float" office:value="27863.4" table:style-name="ce2">
            <text:p>27863.40</text:p>
          </table:table-cell>
          <table:table-cell office:value-type="float" office:value="9607.42" table:style-name="ce2">
            <text:p>9607.42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1.22" table:style-name="ce4">
            <text:p>11.220</text:p>
          </table:table-cell>
          <table:table-cell office:value-type="float" office:value="25.838000000000001" table:style-name="ce4">
            <text:p>25.838</text:p>
          </table:table-cell>
          <table:table-cell office:value-type="float" office:value="0.77332999999999996" table:style-name="ce5">
            <text:p>0.77333</text:p>
          </table:table-cell>
          <table:table-cell office:value-type="float" office:value="28527.1" table:style-name="ce2">
            <text:p>28527.10</text:p>
          </table:table-cell>
          <table:table-cell office:value-type="float" office:value="9801.01" table:style-name="ce2">
            <text:p>9801.01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2.3" table:style-name="ce4">
            <text:p>12.300</text:p>
          </table:table-cell>
          <table:table-cell office:value-type="float" office:value="26.186" table:style-name="ce4">
            <text:p>26.186</text:p>
          </table:table-cell>
          <table:table-cell office:value-type="float" office:value="0.78632000000000002" table:style-name="ce5">
            <text:p>0.78632</text:p>
          </table:table-cell>
          <table:table-cell office:value-type="float" office:value="28235.05" table:style-name="ce2">
            <text:p>28235.05</text:p>
          </table:table-cell>
          <table:table-cell office:value-type="float" office:value="9638.44" table:style-name="ce2">
            <text:p>9638.44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3.41" table:style-name="ce4">
            <text:p>13.410</text:p>
          </table:table-cell>
          <table:table-cell office:value-type="float" office:value="26.524999999999999" table:style-name="ce4">
            <text:p>26.525</text:p>
          </table:table-cell>
          <table:table-cell office:value-type="float" office:value="0.79513999999999996" table:style-name="ce5">
            <text:p>0.79514</text:p>
          </table:table-cell>
          <table:table-cell office:value-type="float" office:value="27887.09" table:style-name="ce2">
            <text:p>27887.09</text:p>
          </table:table-cell>
          <table:table-cell office:value-type="float" office:value="9593.93" table:style-name="ce2">
            <text:p>9593.93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4.46" table:style-name="ce4">
            <text:p>14.460</text:p>
          </table:table-cell>
          <table:table-cell office:value-type="float" office:value="26.829000000000001" table:style-name="ce4">
            <text:p>26.829</text:p>
          </table:table-cell>
          <table:table-cell office:value-type="float" office:value="0.80940000000000001" table:style-name="ce5">
            <text:p>0.80940</text:p>
          </table:table-cell>
          <table:table-cell office:value-type="float" office:value="27325.3" table:style-name="ce2">
            <text:p>27325.30</text:p>
          </table:table-cell>
          <table:table-cell office:value-type="float" office:value="9463.7000000000007" table:style-name="ce2">
            <text:p>9463.70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456951.76545159798" table:style-name="ce6">
            <text:p>456951.7655</text:p>
          </table:table-cell>
          <table:table-cell office:value-type="float" office:value="1789303.35887193" table:style-name="ce6">
            <text:p>1789303.359</text:p>
          </table:table-cell>
          <table:table-cell table:number-columns-repeated="16382"/>
        </table:table-row>
        <table:table-row table:number-rows-repeated="1048559" table:style-name="ro2">
          <table:table-cell table:number-columns-repeated="16384"/>
        </table:table-row>
      </table:table>
      <table:table table:name="Boat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42" table:style-name="ce4">
            <text:p>2.420</text:p>
          </table:table-cell>
          <table:table-cell office:value-type="float" office:value="22.904" table:style-name="ce4">
            <text:p>22.904</text:p>
          </table:table-cell>
          <table:table-cell office:value-type="float" office:value="0.62495000000000001" table:style-name="ce5">
            <text:p>0.62495</text:p>
          </table:table-cell>
          <table:table-cell office:value-type="float" office:value="24215.360000000001" table:style-name="ce2">
            <text:p>24215.36</text:p>
          </table:table-cell>
          <table:table-cell office:value-type="float" office:value="6168.71" table:style-name="ce2">
            <text:p>6168.71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3.41" table:style-name="ce4">
            <text:p>3.410</text:p>
          </table:table-cell>
          <table:table-cell office:value-type="float" office:value="24.361999999999998" table:style-name="ce4">
            <text:p>24.362</text:p>
          </table:table-cell>
          <table:table-cell office:value-type="float" office:value="0.67098999999999998" table:style-name="ce5">
            <text:p>0.67099</text:p>
          </table:table-cell>
          <table:table-cell office:value-type="float" office:value="19657.78" table:style-name="ce2">
            <text:p>19657.78</text:p>
          </table:table-cell>
          <table:table-cell office:value-type="float" office:value="5584.42" table:style-name="ce2">
            <text:p>5584.42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4.5199999999999996" table:style-name="ce4">
            <text:p>4.520</text:p>
          </table:table-cell>
          <table:table-cell office:value-type="float" office:value="25.651" table:style-name="ce4">
            <text:p>25.651</text:p>
          </table:table-cell>
          <table:table-cell office:value-type="float" office:value="0.71189999999999998" table:style-name="ce5">
            <text:p>0.71190</text:p>
          </table:table-cell>
          <table:table-cell office:value-type="float" office:value="16806.2" table:style-name="ce2">
            <text:p>16806.20</text:p>
          </table:table-cell>
          <table:table-cell office:value-type="float" office:value="5218.3" table:style-name="ce2">
            <text:p>5218.30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5.63" table:style-name="ce4">
            <text:p>5.630</text:p>
          </table:table-cell>
          <table:table-cell office:value-type="float" office:value="26.560099999999998" table:style-name="ce4">
            <text:p>26.560</text:p>
          </table:table-cell>
          <table:table-cell office:value-type="float" office:value="0.74134999999999995" table:style-name="ce5">
            <text:p>0.74135</text:p>
          </table:table-cell>
          <table:table-cell office:value-type="float" office:value="15263.4" table:style-name="ce2">
            <text:p>15263.40</text:p>
          </table:table-cell>
          <table:table-cell office:value-type="float" office:value="4940.0276000000003" table:style-name="ce2">
            <text:p>4940.03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6.78" table:style-name="ce4">
            <text:p>6.780</text:p>
          </table:table-cell>
          <table:table-cell office:value-type="float" office:value="27.315000000000001" table:style-name="ce4">
            <text:p>27.315</text:p>
          </table:table-cell>
          <table:table-cell office:value-type="float" office:value="0.76604000000000005" table:style-name="ce5">
            <text:p>0.76604</text:p>
          </table:table-cell>
          <table:table-cell office:value-type="float" office:value="13940.86" table:style-name="ce2">
            <text:p>13940.86</text:p>
          </table:table-cell>
          <table:table-cell office:value-type="float" office:value="4786.87" table:style-name="ce2">
            <text:p>4786.87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7.95" table:style-name="ce4">
            <text:p>7.950</text:p>
          </table:table-cell>
          <table:table-cell office:value-type="float" office:value="27.934999999999999" table:style-name="ce4">
            <text:p>27.935</text:p>
          </table:table-cell>
          <table:table-cell office:value-type="float" office:value="0.78569" table:style-name="ce5">
            <text:p>0.78569</text:p>
          </table:table-cell>
          <table:table-cell office:value-type="float" office:value="13320.1" table:style-name="ce2">
            <text:p>13320.10</text:p>
          </table:table-cell>
          <table:table-cell office:value-type="float" office:value="4729.59" table:style-name="ce2">
            <text:p>4729.59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9.18" table:style-name="ce4">
            <text:p>9.180</text:p>
          </table:table-cell>
          <table:table-cell office:value-type="float" office:value="28.498999999999999" table:style-name="ce4">
            <text:p>28.499</text:p>
          </table:table-cell>
          <table:table-cell office:value-type="float" office:value="0.80339000000000005" table:style-name="ce5">
            <text:p>0.80339</text:p>
          </table:table-cell>
          <table:table-cell office:value-type="float" office:value="12769.62" table:style-name="ce2">
            <text:p>12769.62</text:p>
          </table:table-cell>
          <table:table-cell office:value-type="float" office:value="4589.0749999999998" table:style-name="ce2">
            <text:p>4589.08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10.57" table:style-name="ce4">
            <text:p>10.570</text:p>
          </table:table-cell>
          <table:table-cell office:value-type="float" office:value="29.053000000000001" table:style-name="ce4">
            <text:p>29.053</text:p>
          </table:table-cell>
          <table:table-cell office:value-type="float" office:value="0.82047999999999999" table:style-name="ce5">
            <text:p>0.82048</text:p>
          </table:table-cell>
          <table:table-cell office:value-type="float" office:value="11966.97" table:style-name="ce2">
            <text:p>11966.97</text:p>
          </table:table-cell>
          <table:table-cell office:value-type="float" office:value="4331.09" table:style-name="ce2">
            <text:p>4331.09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1.88" table:style-name="ce4">
            <text:p>11.880</text:p>
          </table:table-cell>
          <table:table-cell office:value-type="float" office:value="29.8018" table:style-name="ce4">
            <text:p>29.802</text:p>
          </table:table-cell>
          <table:table-cell office:value-type="float" office:value="0.83113000000000004" table:style-name="ce5">
            <text:p>0.83113</text:p>
          </table:table-cell>
          <table:table-cell office:value-type="float" office:value="11511.5" table:style-name="ce2">
            <text:p>11511.50</text:p>
          </table:table-cell>
          <table:table-cell office:value-type="float" office:value="4151.87" table:style-name="ce2">
            <text:p>4151.87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3.37" table:style-name="ce4">
            <text:p>13.370</text:p>
          </table:table-cell>
          <table:table-cell office:value-type="float" office:value="29.939" table:style-name="ce4">
            <text:p>29.939</text:p>
          </table:table-cell>
          <table:table-cell office:value-type="float" office:value="0.84465999999999997" table:style-name="ce5">
            <text:p>0.84466</text:p>
          </table:table-cell>
          <table:table-cell office:value-type="float" office:value="11138.87" table:style-name="ce2">
            <text:p>11138.87</text:p>
          </table:table-cell>
          <table:table-cell office:value-type="float" office:value="4138.25" table:style-name="ce2">
            <text:p>4138.25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4.82" table:style-name="ce4">
            <text:p>14.820</text:p>
          </table:table-cell>
          <table:table-cell office:value-type="float" office:value="30.315000000000001" table:style-name="ce4">
            <text:p>30.315</text:p>
          </table:table-cell>
          <table:table-cell office:value-type="float" office:value="0.85413099999999997" table:style-name="ce5">
            <text:p>0.85413</text:p>
          </table:table-cell>
          <table:table-cell office:value-type="float" office:value="10849.41" table:style-name="ce2">
            <text:p>10849.41</text:p>
          </table:table-cell>
          <table:table-cell office:value-type="float" office:value="4038.36" table:style-name="ce2">
            <text:p>4038.36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6.63" table:style-name="ce4">
            <text:p>16.630</text:p>
          </table:table-cell>
          <table:table-cell office:value-type="float" office:value="30.738" table:style-name="ce4">
            <text:p>30.738</text:p>
          </table:table-cell>
          <table:table-cell office:value-type="float" office:value="0.86399000000000004" table:style-name="ce5">
            <text:p>0.86399</text:p>
          </table:table-cell>
          <table:table-cell office:value-type="float" office:value="10524.01" table:style-name="ce2">
            <text:p>10524.01</text:p>
          </table:table-cell>
          <table:table-cell office:value-type="float" office:value="3853.86" table:style-name="ce2">
            <text:p>3853.86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7.899999999999999" table:style-name="ce4">
            <text:p>17.900</text:p>
          </table:table-cell>
          <table:table-cell office:value-type="float" office:value="31.009329999999999" table:style-name="ce4">
            <text:p>31.009</text:p>
          </table:table-cell>
          <table:table-cell office:value-type="float" office:value="0.87051599999999996" table:style-name="ce5">
            <text:p>0.87052</text:p>
          </table:table-cell>
          <table:table-cell office:value-type="float" office:value="10166.59" table:style-name="ce2">
            <text:p>10166.59</text:p>
          </table:table-cell>
          <table:table-cell office:value-type="float" office:value="3846.87" table:style-name="ce2">
            <text:p>3846.87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416751.14302269398" table:style-name="ce6">
            <text:p>416751.143</text:p>
          </table:table-cell>
          <table:table-cell office:value-type="float" office:value="1345042.18765495" table:style-name="ce6">
            <text:p>1345042.188</text:p>
          </table:table-cell>
          <table:table-cell table:number-columns-repeated="16382"/>
        </table:table-row>
        <table:table-row table:number-rows-repeated="1048559" table:style-name="ro2">
          <table:table-cell table:number-columns-repeated="16384"/>
        </table:table-row>
      </table:table>
      <table:table table:name="Goldhill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79" table:style-name="ce4">
            <text:p>2.790</text:p>
          </table:table-cell>
          <table:table-cell office:value-type="float" office:value="23.5304" table:style-name="ce4">
            <text:p>23.530</text:p>
          </table:table-cell>
          <table:table-cell office:value-type="float" office:value="0.52221300000000004" table:style-name="ce5">
            <text:p>0.52221</text:p>
          </table:table-cell>
          <table:table-cell office:value-type="float" office:value="17698.18" table:style-name="ce2">
            <text:p>17698.18</text:p>
          </table:table-cell>
          <table:table-cell office:value-type="float" office:value="4107.82" table:style-name="ce2">
            <text:p>4107.82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4" table:style-name="ce4">
            <text:p>4.000</text:p>
          </table:table-cell>
          <table:table-cell office:value-type="float" office:value="25.295999999999999" table:style-name="ce4">
            <text:p>25.296</text:p>
          </table:table-cell>
          <table:table-cell office:value-type="float" office:value="0.58945000000000003" table:style-name="ce5">
            <text:p>0.58945</text:p>
          </table:table-cell>
          <table:table-cell office:value-type="float" office:value="13468.14" table:style-name="ce2">
            <text:p>13468.14</text:p>
          </table:table-cell>
          <table:table-cell office:value-type="float" office:value="3617.45" table:style-name="ce2">
            <text:p>3617.45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5.2" table:style-name="ce4">
            <text:p>5.200</text:p>
          </table:table-cell>
          <table:table-cell office:value-type="float" office:value="26.347999999999999" table:style-name="ce4">
            <text:p>26.348</text:p>
          </table:table-cell>
          <table:table-cell office:value-type="float" office:value="0.63341000000000003" table:style-name="ce5">
            <text:p>0.63341</text:p>
          </table:table-cell>
          <table:table-cell office:value-type="float" office:value="11837.44" table:style-name="ce2">
            <text:p>11837.44</text:p>
          </table:table-cell>
          <table:table-cell office:value-type="float" office:value="3391" table:style-name="ce2">
            <text:p>3391.00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6.34" table:style-name="ce4">
            <text:p>6.340</text:p>
          </table:table-cell>
          <table:table-cell office:value-type="float" office:value="27.043579999999999" table:style-name="ce4">
            <text:p>27.044</text:p>
          </table:table-cell>
          <table:table-cell office:value-type="float" office:value="0.66452" table:style-name="ce5">
            <text:p>0.66452</text:p>
          </table:table-cell>
          <table:table-cell office:value-type="float" office:value="10650.76" table:style-name="ce2">
            <text:p>10650.76</text:p>
          </table:table-cell>
          <table:table-cell office:value-type="float" office:value="3278.42" table:style-name="ce2">
            <text:p>3278.42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7.58" table:style-name="ce4">
            <text:p>7.580</text:p>
          </table:table-cell>
          <table:table-cell office:value-type="float" office:value="27.715" table:style-name="ce4">
            <text:p>27.715</text:p>
          </table:table-cell>
          <table:table-cell office:value-type="float" office:value="0.69257999999999997" table:style-name="ce5">
            <text:p>0.69258</text:p>
          </table:table-cell>
          <table:table-cell office:value-type="float" office:value="9751.51" table:style-name="ce2">
            <text:p>9751.51</text:p>
          </table:table-cell>
          <table:table-cell office:value-type="float" office:value="3172.48" table:style-name="ce2">
            <text:p>3172.48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8.77" table:style-name="ce4">
            <text:p>8.770</text:p>
          </table:table-cell>
          <table:table-cell office:value-type="float" office:value="28.203299999999999" table:style-name="ce4">
            <text:p>28.203</text:p>
          </table:table-cell>
          <table:table-cell office:value-type="float" office:value="0.71596000000000004" table:style-name="ce5">
            <text:p>0.71596</text:p>
          </table:table-cell>
          <table:table-cell office:value-type="float" office:value="9118.82" table:style-name="ce2">
            <text:p>9118.82</text:p>
          </table:table-cell>
          <table:table-cell office:value-type="float" office:value="3030.39" table:style-name="ce2">
            <text:p>3030.39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10.07" table:style-name="ce1">
            <text:p>10.07</text:p>
          </table:table-cell>
          <table:table-cell office:value-type="float" office:value="28.667000000000002" table:style-name="ce1">
            <text:p>28.667</text:p>
          </table:table-cell>
          <table:table-cell office:value-type="float" office:value="0.73521999999999998" table:style-name="ce1">
            <text:p>0.73522</text:p>
          </table:table-cell>
          <table:table-cell office:value-type="float" office:value="8691.77" table:style-name="ce1">
            <text:p>8691.77</text:p>
          </table:table-cell>
          <table:table-cell office:value-type="float" office:value="2923.68" table:style-name="ce1">
            <text:p>2923.68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11.35" table:style-name="ce4">
            <text:p>11.350</text:p>
          </table:table-cell>
          <table:table-cell office:value-type="float" office:value="29.061499999999999" table:style-name="ce4">
            <text:p>29.062</text:p>
          </table:table-cell>
          <table:table-cell office:value-type="float" office:value="0.75187000000000004" table:style-name="ce5">
            <text:p>0.75187</text:p>
          </table:table-cell>
          <table:table-cell office:value-type="float" office:value="8340.85" table:style-name="ce2">
            <text:p>8340.85</text:p>
          </table:table-cell>
          <table:table-cell office:value-type="float" office:value="2769.37" table:style-name="ce2">
            <text:p>2769.37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2.61" table:style-name="ce4">
            <text:p>12.610</text:p>
          </table:table-cell>
          <table:table-cell office:value-type="float" office:value="29.400500000000001" table:style-name="ce4">
            <text:p>29.401</text:p>
          </table:table-cell>
          <table:table-cell office:value-type="float" office:value="0.76612000000000002" table:style-name="ce5">
            <text:p>0.76612</text:p>
          </table:table-cell>
          <table:table-cell office:value-type="float" office:value="8097.88" table:style-name="ce2">
            <text:p>8097.88</text:p>
          </table:table-cell>
          <table:table-cell office:value-type="float" office:value="2803.96" table:style-name="ce2">
            <text:p>2803.96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3.91" table:style-name="ce4">
            <text:p>13.910</text:p>
          </table:table-cell>
          <table:table-cell office:value-type="float" office:value="29.717700000000001" table:style-name="ce4">
            <text:p>29.718</text:p>
          </table:table-cell>
          <table:table-cell office:value-type="float" office:value="0.77849999999999997" table:style-name="ce5">
            <text:p>0.77850</text:p>
          </table:table-cell>
          <table:table-cell office:value-type="float" office:value="7869.46" table:style-name="ce2">
            <text:p>7869.46</text:p>
          </table:table-cell>
          <table:table-cell office:value-type="float" office:value="2814.35" table:style-name="ce2">
            <text:p>2814.35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5.18" table:style-name="ce4">
            <text:p>15.180</text:p>
          </table:table-cell>
          <table:table-cell office:value-type="float" office:value="29.991" table:style-name="ce4">
            <text:p>29.991</text:p>
          </table:table-cell>
          <table:table-cell office:value-type="float" office:value="0.78898999999999997" table:style-name="ce5">
            <text:p>0.78899</text:p>
          </table:table-cell>
          <table:table-cell office:value-type="float" office:value="7789.36" table:style-name="ce2">
            <text:p>7789.36</text:p>
          </table:table-cell>
          <table:table-cell office:value-type="float" office:value="2794.22" table:style-name="ce2">
            <text:p>2794.22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6.47" table:style-name="ce4">
            <text:p>16.470</text:p>
          </table:table-cell>
          <table:table-cell office:value-type="float" office:value="30.27" table:style-name="ce4">
            <text:p>30.270</text:p>
          </table:table-cell>
          <table:table-cell office:value-type="float" office:value="0.80017000000000005" table:style-name="ce5">
            <text:p>0.80017</text:p>
          </table:table-cell>
          <table:table-cell office:value-type="float" office:value="7619.79" table:style-name="ce2">
            <text:p>7619.79</text:p>
          </table:table-cell>
          <table:table-cell office:value-type="float" office:value="2765.77" table:style-name="ce2">
            <text:p>2765.77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7.87" table:style-name="ce4">
            <text:p>17.870</text:p>
          </table:table-cell>
          <table:table-cell office:value-type="float" office:value="30.524999999999999" table:style-name="ce4">
            <text:p>30.525</text:p>
          </table:table-cell>
          <table:table-cell office:value-type="float" office:value="0.80888000000000004" table:style-name="ce5">
            <text:p>0.80888</text:p>
          </table:table-cell>
          <table:table-cell office:value-type="float" office:value="7467.96" table:style-name="ce2">
            <text:p>7467.96</text:p>
          </table:table-cell>
          <table:table-cell office:value-type="float" office:value="2761.52" table:style-name="ce2">
            <text:p>2761.52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398184.07812083099" table:style-name="ce6">
            <text:p>398184.0781</text:p>
          </table:table-cell>
          <table:table-cell office:value-type="float" office:value="1459462.0941728801" table:style-name="ce6">
            <text:p>1459462.094</text:p>
          </table:table-cell>
          <table:table-cell table:number-columns-repeated="16382"/>
        </table:table-row>
        <table:table-row table:number-rows-repeated="1048559" table:style-name="ro2">
          <table:table-cell table:number-columns-repeated="16384"/>
        </table:table-row>
      </table:table>
      <table:table table:name="Lenna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46" table:style-name="ce4">
            <text:p>2.460</text:p>
          </table:table-cell>
          <table:table-cell office:value-type="float" office:value="23.596800000000002" table:style-name="ce4">
            <text:p>23.597</text:p>
          </table:table-cell>
          <table:table-cell office:value-type="float" office:value="0.64812999999999998" table:style-name="ce5">
            <text:p>0.64813</text:p>
          </table:table-cell>
          <table:table-cell office:value-type="float" office:value="20684" table:style-name="ce2">
            <text:p>20684.00</text:p>
          </table:table-cell>
          <table:table-cell office:value-type="float" office:value="4969.6880000000001" table:style-name="ce2">
            <text:p>4969.69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3.7" table:style-name="ce4">
            <text:p>3.700</text:p>
          </table:table-cell>
          <table:table-cell office:value-type="float" office:value="25.888000000000002" table:style-name="ce4">
            <text:p>25.888</text:p>
          </table:table-cell>
          <table:table-cell office:value-type="float" office:value="0.69869999999999999" table:style-name="ce5">
            <text:p>0.69870</text:p>
          </table:table-cell>
          <table:table-cell office:value-type="float" office:value="15095.17" table:style-name="ce2">
            <text:p>15095.17</text:p>
          </table:table-cell>
          <table:table-cell office:value-type="float" office:value="4152.2700000000004" table:style-name="ce2">
            <text:p>4152.27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5.07" table:style-name="ce4">
            <text:p>5.070</text:p>
          </table:table-cell>
          <table:table-cell office:value-type="float" office:value="27.417999999999999" table:style-name="ce4">
            <text:p>27.418</text:p>
          </table:table-cell>
          <table:table-cell office:value-type="float" office:value="0.73653000000000002" table:style-name="ce5">
            <text:p>0.73653</text:p>
          </table:table-cell>
          <table:table-cell office:value-type="float" office:value="12739.73" table:style-name="ce2">
            <text:p>12739.73</text:p>
          </table:table-cell>
          <table:table-cell office:value-type="float" office:value="3785.55" table:style-name="ce2">
            <text:p>3785.55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6.48" table:style-name="ce4">
            <text:p>6.480</text:p>
          </table:table-cell>
          <table:table-cell office:value-type="float" office:value="28.487500000000001" table:style-name="ce4">
            <text:p>28.488</text:p>
          </table:table-cell>
          <table:table-cell office:value-type="float" office:value="0.76365000000000005" table:style-name="ce5">
            <text:p>0.76365</text:p>
          </table:table-cell>
          <table:table-cell office:value-type="float" office:value="10987.68" table:style-name="ce2">
            <text:p>10987.68</text:p>
          </table:table-cell>
          <table:table-cell office:value-type="float" office:value="3491.7" table:style-name="ce2">
            <text:p>3491.70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8.0299999999999994" table:style-name="ce4">
            <text:p>8.030</text:p>
          </table:table-cell>
          <table:table-cell office:value-type="float" office:value="29.484000000000002" table:style-name="ce4">
            <text:p>29.484</text:p>
          </table:table-cell>
          <table:table-cell office:value-type="float" office:value="0.79291999999999996" table:style-name="ce5">
            <text:p>0.79292</text:p>
          </table:table-cell>
          <table:table-cell office:value-type="float" office:value="9509.99" table:style-name="ce2">
            <text:p>9509.99</text:p>
          </table:table-cell>
          <table:table-cell office:value-type="float" office:value="3158.68" table:style-name="ce2">
            <text:p>3158.68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9.7100000000000009" table:style-name="ce4">
            <text:p>9.710</text:p>
          </table:table-cell>
          <table:table-cell office:value-type="float" office:value="30.270399999999999" table:style-name="ce4">
            <text:p>30.270</text:p>
          </table:table-cell>
          <table:table-cell office:value-type="float" office:value="0.81269999999999998" table:style-name="ce5">
            <text:p>0.81270</text:p>
          </table:table-cell>
          <table:table-cell office:value-type="float" office:value="8666.65" table:style-name="ce2">
            <text:p>8666.65</text:p>
          </table:table-cell>
          <table:table-cell office:value-type="float" office:value="2872.77" table:style-name="ce2">
            <text:p>2872.77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11.36" table:style-name="ce1">
            <text:p>11.36</text:p>
          </table:table-cell>
          <table:table-cell office:value-type="float" office:value="30.899000000000001" table:style-name="ce1">
            <text:p>30.899</text:p>
          </table:table-cell>
          <table:table-cell office:value-type="float" office:value="0.82813999999999999" table:style-name="ce1">
            <text:p>0.82814</text:p>
          </table:table-cell>
          <table:table-cell office:value-type="float" office:value="8020.17" table:style-name="ce1">
            <text:p>8020.17</text:p>
          </table:table-cell>
          <table:table-cell office:value-type="float" office:value="2735.87" table:style-name="ce1">
            <text:p>2735.87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13.15" table:style-name="ce4">
            <text:p>13.150</text:p>
          </table:table-cell>
          <table:table-cell office:value-type="float" office:value="31.454999999999998" table:style-name="ce4">
            <text:p>31.455</text:p>
          </table:table-cell>
          <table:table-cell office:value-type="float" office:value="0.84136" table:style-name="ce5">
            <text:p>0.84136</text:p>
          </table:table-cell>
          <table:table-cell office:value-type="float" office:value="7582.0990000000002" table:style-name="ce2">
            <text:p>7582.10</text:p>
          </table:table-cell>
          <table:table-cell office:value-type="float" office:value="2663.18" table:style-name="ce2">
            <text:p>2663.18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5.12" table:style-name="ce4">
            <text:p>15.120</text:p>
          </table:table-cell>
          <table:table-cell office:value-type="float" office:value="31.965" table:style-name="ce4">
            <text:p>31.965</text:p>
          </table:table-cell>
          <table:table-cell office:value-type="float" office:value="0.85251999999999994" table:style-name="ce5">
            <text:p>0.85252</text:p>
          </table:table-cell>
          <table:table-cell office:value-type="float" office:value="7006.0659999999998" table:style-name="ce2">
            <text:p>7006.07</text:p>
          </table:table-cell>
          <table:table-cell office:value-type="float" office:value="2506.87" table:style-name="ce2">
            <text:p>2506.87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6.96" table:style-name="ce4">
            <text:p>16.960</text:p>
          </table:table-cell>
          <table:table-cell office:value-type="float" office:value="32.395000000000003" table:style-name="ce4">
            <text:p>32.395</text:p>
          </table:table-cell>
          <table:table-cell office:value-type="float" office:value="0.86158000000000001" table:style-name="ce5">
            <text:p>0.86158</text:p>
          </table:table-cell>
          <table:table-cell office:value-type="float" office:value="6691.12" table:style-name="ce2">
            <text:p>6691.12</text:p>
          </table:table-cell>
          <table:table-cell office:value-type="float" office:value="2454.9" table:style-name="ce2">
            <text:p>2454.90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9.260000000000002" table:style-name="ce4">
            <text:p>19.260</text:p>
          </table:table-cell>
          <table:table-cell office:value-type="float" office:value="32.868000000000002" table:style-name="ce4">
            <text:p>32.868</text:p>
          </table:table-cell>
          <table:table-cell office:value-type="float" office:value="0.87075999999999998" table:style-name="ce5">
            <text:p>0.87076</text:p>
          </table:table-cell>
          <table:table-cell office:value-type="float" office:value="6373.04" table:style-name="ce2">
            <text:p>6373.04</text:p>
          </table:table-cell>
          <table:table-cell office:value-type="float" office:value="2360.84" table:style-name="ce2">
            <text:p>2360.84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21.5" table:style-name="ce4">
            <text:p>21.500</text:p>
          </table:table-cell>
          <table:table-cell office:value-type="float" office:value="33.216000000000001" table:style-name="ce4">
            <text:p>33.216</text:p>
          </table:table-cell>
          <table:table-cell office:value-type="float" office:value="0.87734000000000001" table:style-name="ce5">
            <text:p>0.87734</text:p>
          </table:table-cell>
          <table:table-cell office:value-type="float" office:value="6233.24" table:style-name="ce2">
            <text:p>6233.24</text:p>
          </table:table-cell>
          <table:table-cell office:value-type="float" office:value="2281.7800000000002" table:style-name="ce2">
            <text:p>2281.78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24.1" table:style-name="ce4">
            <text:p>24.100</text:p>
          </table:table-cell>
          <table:table-cell office:value-type="float" office:value="33.579000000000001" table:style-name="ce4">
            <text:p>33.579</text:p>
          </table:table-cell>
          <table:table-cell office:value-type="float" office:value="0.88407000000000002" table:style-name="ce5">
            <text:p>0.88407</text:p>
          </table:table-cell>
          <table:table-cell office:value-type="float" office:value="6055.07" table:style-name="ce2">
            <text:p>6055.07</text:p>
          </table:table-cell>
          <table:table-cell office:value-type="float" office:value="2180.46" table:style-name="ce2">
            <text:p>2180.46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392360.09740670997" table:style-name="ce6">
            <text:p>392360.0974</text:p>
          </table:table-cell>
          <table:table-cell office:value-type="float" office:value="1064656.5452720399" table:style-name="ce6">
            <text:p>1064656.545</text:p>
          </table:table-cell>
          <table:table-cell table:number-columns-repeated="16382"/>
        </table:table-row>
        <table:table-row table:number-rows-repeated="1048559" table:style-name="ro2">
          <table:table-cell table:number-columns-repeated="16384"/>
        </table:table-row>
      </table:table>
      <table:table table:name="Mandrill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41" table:style-name="ce4">
            <text:p>2.410</text:p>
          </table:table-cell>
          <table:table-cell office:value-type="float" office:value="19.453640546129702" table:style-name="ce4">
            <text:p>19.454</text:p>
          </table:table-cell>
          <table:table-cell office:value-type="float" office:value="0.345131064551078" table:style-name="ce5">
            <text:p>0.34513</text:p>
          </table:table-cell>
          <table:table-cell office:value-type="float" office:value="32864.699462890603" table:style-name="ce2">
            <text:p>32864.70</text:p>
          </table:table-cell>
          <table:table-cell office:value-type="float" office:value="7575.8781738281295" table:style-name="ce2">
            <text:p>7575.88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3.02" table:style-name="ce4">
            <text:p>3.020</text:p>
          </table:table-cell>
          <table:table-cell office:value-type="float" office:value="20.0551620730349" table:style-name="ce4">
            <text:p>20.055</text:p>
          </table:table-cell>
          <table:table-cell office:value-type="float" office:value="0.39546153918278398" table:style-name="ce5">
            <text:p>0.39546</text:p>
          </table:table-cell>
          <table:table-cell office:value-type="float" office:value="34635.646850585901" table:style-name="ce2">
            <text:p>34635.65</text:p>
          </table:table-cell>
          <table:table-cell office:value-type="float" office:value="8819.5526123046893" table:style-name="ce2">
            <text:p>8819.55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3.56" table:style-name="ce4">
            <text:p>3.560</text:p>
          </table:table-cell>
          <table:table-cell office:value-type="float" office:value="20.517982992136901" table:style-name="ce4">
            <text:p>20.518</text:p>
          </table:table-cell>
          <table:table-cell office:value-type="float" office:value="0.44418031271805702" table:style-name="ce5">
            <text:p>0.44418</text:p>
          </table:table-cell>
          <table:table-cell office:value-type="float" office:value="36125.9931640625" table:style-name="ce2">
            <text:p>36125.99</text:p>
          </table:table-cell>
          <table:table-cell office:value-type="float" office:value="10060.966796875" table:style-name="ce2">
            <text:p>10060.97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4.1100000000000003" table:style-name="ce4">
            <text:p>4.110</text:p>
          </table:table-cell>
          <table:table-cell office:value-type="float" office:value="20.938270217510599" table:style-name="ce4">
            <text:p>20.938</text:p>
          </table:table-cell>
          <table:table-cell office:value-type="float" office:value="0.48012806727867802" table:style-name="ce5">
            <text:p>0.48013</text:p>
          </table:table-cell>
          <table:table-cell office:value-type="float" office:value="35991.699951171897" table:style-name="ce2">
            <text:p>35991.70</text:p>
          </table:table-cell>
          <table:table-cell office:value-type="float" office:value="10540.7813720703" table:style-name="ce2">
            <text:p>10540.78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4.63" table:style-name="ce4">
            <text:p>4.630</text:p>
          </table:table-cell>
          <table:table-cell office:value-type="float" office:value="21.269742290123901" table:style-name="ce4">
            <text:p>21.270</text:p>
          </table:table-cell>
          <table:table-cell office:value-type="float" office:value="0.50882668927922203" table:style-name="ce5">
            <text:p>0.50883</text:p>
          </table:table-cell>
          <table:table-cell office:value-type="float" office:value="36424.130126953103" table:style-name="ce2">
            <text:p>36424.13</text:p>
          </table:table-cell>
          <table:table-cell office:value-type="float" office:value="11081.4959106445" table:style-name="ce2">
            <text:p>11081.50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5.16" table:style-name="ce4">
            <text:p>5.160</text:p>
          </table:table-cell>
          <table:table-cell office:value-type="float" office:value="21.5972097032726" table:style-name="ce4">
            <text:p>21.597</text:p>
          </table:table-cell>
          <table:table-cell office:value-type="float" office:value="0.53866505901698802" table:style-name="ce5">
            <text:p>0.53867</text:p>
          </table:table-cell>
          <table:table-cell office:value-type="float" office:value="36250.831420898401" table:style-name="ce2">
            <text:p>36250.83</text:p>
          </table:table-cell>
          <table:table-cell office:value-type="float" office:value="11545.777770996099" table:style-name="ce2">
            <text:p>11545.78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5.69" table:style-name="ce1">
            <text:p>5.69</text:p>
          </table:table-cell>
          <table:table-cell office:value-type="float" office:value="21.8835164563903" table:style-name="ce4">
            <text:p>21.884</text:p>
          </table:table-cell>
          <table:table-cell office:value-type="float" office:value="0.563730897850376" table:style-name="ce5">
            <text:p>0.56373</text:p>
          </table:table-cell>
          <table:table-cell office:value-type="float" office:value="35842.108886718699" table:style-name="ce2">
            <text:p>35842.11</text:p>
          </table:table-cell>
          <table:table-cell office:value-type="float" office:value="11576.111022949201" table:style-name="ce2">
            <text:p>11576.11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6.22" table:style-name="ce4">
            <text:p>6.220</text:p>
          </table:table-cell>
          <table:table-cell office:value-type="float" office:value="22.136537043438601" table:style-name="ce4">
            <text:p>22.137</text:p>
          </table:table-cell>
          <table:table-cell office:value-type="float" office:value="0.58320908450975695" table:style-name="ce5">
            <text:p>0.58321</text:p>
          </table:table-cell>
          <table:table-cell office:value-type="float" office:value="35329.786621093699" table:style-name="ce2">
            <text:p>35329.79</text:p>
          </table:table-cell>
          <table:table-cell office:value-type="float" office:value="11616.847167968799" table:style-name="ce2">
            <text:p>11616.85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6.87" table:style-name="ce4">
            <text:p>6.870</text:p>
          </table:table-cell>
          <table:table-cell office:value-type="float" office:value="22.4063026157101" table:style-name="ce4">
            <text:p>22.406</text:p>
          </table:table-cell>
          <table:table-cell office:value-type="float" office:value="0.60404338586742301" table:style-name="ce5">
            <text:p>0.60404</text:p>
          </table:table-cell>
          <table:table-cell office:value-type="float" office:value="35066.452392578103" table:style-name="ce2">
            <text:p>35066.45</text:p>
          </table:table-cell>
          <table:table-cell office:value-type="float" office:value="11676.9002685547" table:style-name="ce2">
            <text:p>11676.90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7.43" table:style-name="ce4">
            <text:p>7.430</text:p>
          </table:table-cell>
          <table:table-cell office:value-type="float" office:value="22.6241553924017" table:style-name="ce4">
            <text:p>22.624</text:p>
          </table:table-cell>
          <table:table-cell office:value-type="float" office:value="0.62056197077380204" table:style-name="ce5">
            <text:p>0.62056</text:p>
          </table:table-cell>
          <table:table-cell office:value-type="float" office:value="34870.301269531301" table:style-name="ce2">
            <text:p>34870.30</text:p>
          </table:table-cell>
          <table:table-cell office:value-type="float" office:value="11647.834472656299" table:style-name="ce2">
            <text:p>11647.83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8.01" table:style-name="ce4">
            <text:p>8.010</text:p>
          </table:table-cell>
          <table:table-cell office:value-type="float" office:value="22.825109357166301" table:style-name="ce4">
            <text:p>22.825</text:p>
          </table:table-cell>
          <table:table-cell office:value-type="float" office:value="0.63553724556629099" table:style-name="ce5">
            <text:p>0.63554</text:p>
          </table:table-cell>
          <table:table-cell office:value-type="float" office:value="34579.750610351599" table:style-name="ce2">
            <text:p>34579.75</text:p>
          </table:table-cell>
          <table:table-cell office:value-type="float" office:value="11755.486816406299" table:style-name="ce2">
            <text:p>11755.49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8.6199999999999992" table:style-name="ce4">
            <text:p>8.620</text:p>
          </table:table-cell>
          <table:table-cell office:value-type="float" office:value="23.0170787030569" table:style-name="ce4">
            <text:p>23.017</text:p>
          </table:table-cell>
          <table:table-cell office:value-type="float" office:value="0.648639054392947" table:style-name="ce5">
            <text:p>0.64864</text:p>
          </table:table-cell>
          <table:table-cell office:value-type="float" office:value="34403.213745117202" table:style-name="ce2">
            <text:p>34403.21</text:p>
          </table:table-cell>
          <table:table-cell office:value-type="float" office:value="11627.2774047852" table:style-name="ce2">
            <text:p>11627.28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9.33" table:style-name="ce4">
            <text:p>9.330</text:p>
          </table:table-cell>
          <table:table-cell office:value-type="float" office:value="23.236319893842602" table:style-name="ce4">
            <text:p>23.236</text:p>
          </table:table-cell>
          <table:table-cell office:value-type="float" office:value="0.66385613533877896" table:style-name="ce5">
            <text:p>0.66386</text:p>
          </table:table-cell>
          <table:table-cell office:value-type="float" office:value="34192.273071289099" table:style-name="ce2">
            <text:p>34192.27</text:p>
          </table:table-cell>
          <table:table-cell office:value-type="float" office:value="11657.092590332" table:style-name="ce2">
            <text:p>11657.09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541136.69622222299" table:style-name="ce6">
            <text:p>541136.6962</text:p>
          </table:table-cell>
          <table:table-cell office:value-type="float" office:value="3364365.1548162" table:style-name="ce6">
            <text:p>3364365.155</text:p>
          </table:table-cell>
          <table:table-cell table:number-columns-repeated="16382"/>
        </table:table-row>
        <table:table-row table:number-rows-repeated="1048559" table:style-name="ro2">
          <table:table-cell table:number-columns-repeated="16384"/>
        </table:table-row>
      </table:table>
      <table:table table:name="Milkdrop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3.1" table:style-name="ce4">
            <text:p>3.100</text:p>
          </table:table-cell>
          <table:table-cell office:value-type="float" office:value="25.723654549438098" table:style-name="ce4">
            <text:p>25.724</text:p>
          </table:table-cell>
          <table:table-cell office:value-type="float" office:value="0.69807888943533203" table:style-name="ce5">
            <text:p>0.69808</text:p>
          </table:table-cell>
          <table:table-cell office:value-type="float" office:value="9684.7755126953107" table:style-name="ce2">
            <text:p>9684.78</text:p>
          </table:table-cell>
          <table:table-cell office:value-type="float" office:value="2672.8209838867201" table:style-name="ce2">
            <text:p>2672.82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4.9400000000000004" table:style-name="ce4">
            <text:p>4.940</text:p>
          </table:table-cell>
          <table:table-cell office:value-type="float" office:value="28.546855816480399" table:style-name="ce4">
            <text:p>28.547</text:p>
          </table:table-cell>
          <table:table-cell office:value-type="float" office:value="0.73097056911167102" table:style-name="ce5">
            <text:p>0.73097</text:p>
          </table:table-cell>
          <table:table-cell office:value-type="float" office:value="6888.5126953125" table:style-name="ce2">
            <text:p>6888.51</text:p>
          </table:table-cell>
          <table:table-cell office:value-type="float" office:value="2120.5673828125" table:style-name="ce2">
            <text:p>2120.57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7.19" table:style-name="ce4">
            <text:p>7.190</text:p>
          </table:table-cell>
          <table:table-cell office:value-type="float" office:value="30.839140999273699" table:style-name="ce4">
            <text:p>30.839</text:p>
          </table:table-cell>
          <table:table-cell office:value-type="float" office:value="0.77493613012707896" table:style-name="ce5">
            <text:p>0.77494</text:p>
          </table:table-cell>
          <table:table-cell office:value-type="float" office:value="4896.84765625" table:style-name="ce2">
            <text:p>4896.85</text:p>
          </table:table-cell>
          <table:table-cell office:value-type="float" office:value="1712.16137695313" table:style-name="ce2">
            <text:p>1712.16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10.08" table:style-name="ce4">
            <text:p>10.080</text:p>
          </table:table-cell>
          <table:table-cell office:value-type="float" office:value="32.331165699030898" table:style-name="ce4">
            <text:p>32.331</text:p>
          </table:table-cell>
          <table:table-cell office:value-type="float" office:value="0.80664180618836101" table:style-name="ce5">
            <text:p>0.80664</text:p>
          </table:table-cell>
          <table:table-cell office:value-type="float" office:value="3893.3526611328102" table:style-name="ce2">
            <text:p>3893.35</text:p>
          </table:table-cell>
          <table:table-cell office:value-type="float" office:value="1493.0003051757801" table:style-name="ce2">
            <text:p>1493.00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13.19" table:style-name="ce4">
            <text:p>13.190</text:p>
          </table:table-cell>
          <table:table-cell office:value-type="float" office:value="33.364043244285497" table:style-name="ce4">
            <text:p>33.364</text:p>
          </table:table-cell>
          <table:table-cell office:value-type="float" office:value="0.83266496576354998" table:style-name="ce5">
            <text:p>0.83266</text:p>
          </table:table-cell>
          <table:table-cell office:value-type="float" office:value="3526.38256835937" table:style-name="ce2">
            <text:p>3526.38</text:p>
          </table:table-cell>
          <table:table-cell office:value-type="float" office:value="1403.0178833007801" table:style-name="ce2">
            <text:p>1403.02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16.68" table:style-name="ce4">
            <text:p>16.680</text:p>
          </table:table-cell>
          <table:table-cell office:value-type="float" office:value="34.261099776695602" table:style-name="ce4">
            <text:p>34.261</text:p>
          </table:table-cell>
          <table:table-cell office:value-type="float" office:value="0.85146014261583403" table:style-name="ce5">
            <text:p>0.85146</text:p>
          </table:table-cell>
          <table:table-cell office:value-type="float" office:value="3194.9912109375" table:style-name="ce2">
            <text:p>3194.99</text:p>
          </table:table-cell>
          <table:table-cell office:value-type="float" office:value="1371.6995239257801" table:style-name="ce2">
            <text:p>1371.70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19.920000000000002" table:style-name="ce1">
            <text:p>19.92</text:p>
          </table:table-cell>
          <table:table-cell office:value-type="float" office:value="34.965108788349397" table:style-name="ce4">
            <text:p>34.965</text:p>
          </table:table-cell>
          <table:table-cell office:value-type="float" office:value="0.86369724572589102" table:style-name="ce5">
            <text:p>0.86370</text:p>
          </table:table-cell>
          <table:table-cell office:value-type="float" office:value="3018.04321289063" table:style-name="ce2">
            <text:p>3018.04</text:p>
          </table:table-cell>
          <table:table-cell office:value-type="float" office:value="1325.3047485351599" table:style-name="ce2">
            <text:p>1325.30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22.89" table:style-name="ce4">
            <text:p>22.890</text:p>
          </table:table-cell>
          <table:table-cell office:value-type="float" office:value="35.440174889016198" table:style-name="ce4">
            <text:p>35.440</text:p>
          </table:table-cell>
          <table:table-cell office:value-type="float" office:value="0.87058056151140495" table:style-name="ce5">
            <text:p>0.87058</text:p>
          </table:table-cell>
          <table:table-cell office:value-type="float" office:value="2876.7296142578102" table:style-name="ce2">
            <text:p>2876.73</text:p>
          </table:table-cell>
          <table:table-cell office:value-type="float" office:value="1289.87707519531" table:style-name="ce2">
            <text:p>1289.88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25.86" table:style-name="ce4">
            <text:p>25.860</text:p>
          </table:table-cell>
          <table:table-cell office:value-type="float" office:value="35.892146288029203" table:style-name="ce4">
            <text:p>35.892</text:p>
          </table:table-cell>
          <table:table-cell office:value-type="float" office:value="0.87976454006500104" table:style-name="ce5">
            <text:p>0.87976</text:p>
          </table:table-cell>
          <table:table-cell office:value-type="float" office:value="2776.576171875" table:style-name="ce2">
            <text:p>2776.58</text:p>
          </table:table-cell>
          <table:table-cell office:value-type="float" office:value="1266.0564575195301" table:style-name="ce2">
            <text:p>1266.06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29.2" table:style-name="ce4">
            <text:p>29.200</text:p>
          </table:table-cell>
          <table:table-cell office:value-type="float" office:value="36.305599928016697" table:style-name="ce4">
            <text:p>36.306</text:p>
          </table:table-cell>
          <table:table-cell office:value-type="float" office:value="0.88720713138998297" table:style-name="ce5">
            <text:p>0.88721</text:p>
          </table:table-cell>
          <table:table-cell office:value-type="float" office:value="2731.31225585937" table:style-name="ce2">
            <text:p>2731.31</text:p>
          </table:table-cell>
          <table:table-cell office:value-type="float" office:value="1254.0259399414099" table:style-name="ce2">
            <text:p>1254.03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32.43" table:style-name="ce4">
            <text:p>32.430</text:p>
          </table:table-cell>
          <table:table-cell office:value-type="float" office:value="36.638534230098799" table:style-name="ce4">
            <text:p>36.639</text:p>
          </table:table-cell>
          <table:table-cell office:value-type="float" office:value="0.89283864695849302" table:style-name="ce5">
            <text:p>0.89284</text:p>
          </table:table-cell>
          <table:table-cell office:value-type="float" office:value="2691.85571289062" table:style-name="ce2">
            <text:p>2691.86</text:p>
          </table:table-cell>
          <table:table-cell office:value-type="float" office:value="1233.0457153320301" table:style-name="ce2">
            <text:p>1233.05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35.700000000000003" table:style-name="ce4">
            <text:p>35.700</text:p>
          </table:table-cell>
          <table:table-cell office:value-type="float" office:value="36.963999999999999" table:style-name="ce4">
            <text:p>36.964</text:p>
          </table:table-cell>
          <table:table-cell office:value-type="float" office:value="0.89939999999999998" table:style-name="ce5">
            <text:p>0.89940</text:p>
          </table:table-cell>
          <table:table-cell office:value-type="float" office:value="2632.77" table:style-name="ce2">
            <text:p>2632.77</text:p>
          </table:table-cell>
          <table:table-cell office:value-type="float" office:value="1228.53" table:style-name="ce2">
            <text:p>1228.53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38.83" table:style-name="ce4">
            <text:p>38.830</text:p>
          </table:table-cell>
          <table:table-cell office:value-type="float" office:value="37.278233372538899" table:style-name="ce4">
            <text:p>37.278</text:p>
          </table:table-cell>
          <table:table-cell office:value-type="float" office:value="0.90449640447412705" table:style-name="ce5">
            <text:p>0.90450</text:p>
          </table:table-cell>
          <table:table-cell office:value-type="float" office:value="2585.0780029296898" table:style-name="ce2">
            <text:p>2585.08</text:p>
          </table:table-cell>
          <table:table-cell office:value-type="float" office:value="1205.16027832031" table:style-name="ce2">
            <text:p>1205.16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70310.21499094903" table:style-name="ce6">
            <text:p>270310.215</text:p>
          </table:table-cell>
          <table:table-cell office:value-type="float" office:value="762427.49657351" table:style-name="ce6">
            <text:p>762427.4966</text:p>
          </table:table-cell>
          <table:table-cell table:number-columns-repeated="16382"/>
        </table:table-row>
        <table:table-row table:number-rows-repeated="1048559" table:style-name="ro2">
          <table:table-cell table:number-columns-repeated="16384"/>
        </table:table-row>
      </table:table>
      <table:table table:name="Sailboat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1.92" table:style-name="ce4">
            <text:p>1.920</text:p>
          </table:table-cell>
          <table:table-cell office:value-type="float" office:value="20.6216385288994" table:style-name="ce4">
            <text:p>20.622</text:p>
          </table:table-cell>
          <table:table-cell office:value-type="float" office:value="0.52934710309101596" table:style-name="ce5">
            <text:p>0.52935</text:p>
          </table:table-cell>
          <table:table-cell office:value-type="float" office:value="38838.1572265625" table:style-name="ce2">
            <text:p>38838.16</text:p>
          </table:table-cell>
          <table:table-cell office:value-type="float" office:value="9537.0952758789099" table:style-name="ce2">
            <text:p>9537.10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2.64" table:style-name="ce4">
            <text:p>2.640</text:p>
          </table:table-cell>
          <table:table-cell office:value-type="float" office:value="22.345265078520701" table:style-name="ce4">
            <text:p>22.345</text:p>
          </table:table-cell>
          <table:table-cell office:value-type="float" office:value="0.58110314868467705" table:style-name="ce5">
            <text:p>0.58110</text:p>
          </table:table-cell>
          <table:table-cell office:value-type="float" office:value="31815.912109375" table:style-name="ce2">
            <text:p>31815.91</text:p>
          </table:table-cell>
          <table:table-cell office:value-type="float" office:value="9311.8317260742206" table:style-name="ce2">
            <text:p>9311.83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3.44" table:style-name="ce4">
            <text:p>3.440</text:p>
          </table:table-cell>
          <table:table-cell office:value-type="float" office:value="23.417275016621002" table:style-name="ce4">
            <text:p>23.417</text:p>
          </table:table-cell>
          <table:table-cell office:value-type="float" office:value="0.61297342116313203" table:style-name="ce5">
            <text:p>0.61297</text:p>
          </table:table-cell>
          <table:table-cell office:value-type="float" office:value="27001.971801757802" table:style-name="ce2">
            <text:p>27001.97</text:p>
          </table:table-cell>
          <table:table-cell office:value-type="float" office:value="8371.67529296875" table:style-name="ce2">
            <text:p>8371.68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4.2699999999999996" table:style-name="ce4">
            <text:p>4.270</text:p>
          </table:table-cell>
          <table:table-cell office:value-type="float" office:value="24.4768136141425" table:style-name="ce4">
            <text:p>24.477</text:p>
          </table:table-cell>
          <table:table-cell office:value-type="float" office:value="0.64981044458974802" table:style-name="ce5">
            <text:p>0.64981</text:p>
          </table:table-cell>
          <table:table-cell office:value-type="float" office:value="23257.254272460901" table:style-name="ce2">
            <text:p>23257.25</text:p>
          </table:table-cell>
          <table:table-cell office:value-type="float" office:value="7826.9683837890598" table:style-name="ce2">
            <text:p>7826.97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5.16" table:style-name="ce4">
            <text:p>5.160</text:p>
          </table:table-cell>
          <table:table-cell office:value-type="float" office:value="25.1900381104141" table:style-name="ce4">
            <text:p>25.190</text:p>
          </table:table-cell>
          <table:table-cell office:value-type="float" office:value="0.67478617060674595" table:style-name="ce5">
            <text:p>0.67479</text:p>
          </table:table-cell>
          <table:table-cell office:value-type="float" office:value="21134.012329101599" table:style-name="ce2">
            <text:p>21134.01</text:p>
          </table:table-cell>
          <table:table-cell office:value-type="float" office:value="7328.1223144531295" table:style-name="ce2">
            <text:p>7328.12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6.08" table:style-name="ce4">
            <text:p>6.080</text:p>
          </table:table-cell>
          <table:table-cell office:value-type="float" office:value="25.961770519399099" table:style-name="ce4">
            <text:p>25.962</text:p>
          </table:table-cell>
          <table:table-cell office:value-type="float" office:value="0.70162594779298704" table:style-name="ce5">
            <text:p>0.70163</text:p>
          </table:table-cell>
          <table:table-cell office:value-type="float" office:value="18893.187622070302" table:style-name="ce2">
            <text:p>18893.19</text:p>
          </table:table-cell>
          <table:table-cell office:value-type="float" office:value="7035.3966674804697" table:style-name="ce2">
            <text:p>7035.40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7" table:style-name="ce4">
            <text:p>7.000</text:p>
          </table:table-cell>
          <table:table-cell office:value-type="float" office:value="26.5073579758783" table:style-name="ce4">
            <text:p>26.507</text:p>
          </table:table-cell>
          <table:table-cell office:value-type="float" office:value="0.72030862069108603" table:style-name="ce5">
            <text:p>0.72031</text:p>
          </table:table-cell>
          <table:table-cell office:value-type="float" office:value="17875.0837402344" table:style-name="ce2">
            <text:p>17875.08</text:p>
          </table:table-cell>
          <table:table-cell office:value-type="float" office:value="6850.1458740234402" table:style-name="ce2">
            <text:p>6850.15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8.0299999999999994" table:style-name="ce4">
            <text:p>8.030</text:p>
          </table:table-cell>
          <table:table-cell office:value-type="float" office:value="27.027552126885201" table:style-name="ce4">
            <text:p>27.028</text:p>
          </table:table-cell>
          <table:table-cell office:value-type="float" office:value="0.73761214363001504" table:style-name="ce5">
            <text:p>0.73761</text:p>
          </table:table-cell>
          <table:table-cell office:value-type="float" office:value="16710.3630371094" table:style-name="ce2">
            <text:p>16710.36</text:p>
          </table:table-cell>
          <table:table-cell office:value-type="float" office:value="6643.2952270507803" table:style-name="ce2">
            <text:p>6643.30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9.1199999999999992" table:style-name="ce4">
            <text:p>9.120</text:p>
          </table:table-cell>
          <table:table-cell office:value-type="float" office:value="27.497735471882201" table:style-name="ce4">
            <text:p>27.498</text:p>
          </table:table-cell>
          <table:table-cell office:value-type="float" office:value="0.75310479606001701" table:style-name="ce5">
            <text:p>0.75310</text:p>
          </table:table-cell>
          <table:table-cell office:value-type="float" office:value="15840.7111816406" table:style-name="ce2">
            <text:p>15840.71</text:p>
          </table:table-cell>
          <table:table-cell office:value-type="float" office:value="6322.5139770507803" table:style-name="ce2">
            <text:p>6322.51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0.1" table:style-name="ce4">
            <text:p>10.100</text:p>
          </table:table-cell>
          <table:table-cell office:value-type="float" office:value="27.859484967530701" table:style-name="ce4">
            <text:p>27.859</text:p>
          </table:table-cell>
          <table:table-cell office:value-type="float" office:value="0.76492680069219898" table:style-name="ce5">
            <text:p>0.76493</text:p>
          </table:table-cell>
          <table:table-cell office:value-type="float" office:value="15138.091308593799" table:style-name="ce2">
            <text:p>15138.09</text:p>
          </table:table-cell>
          <table:table-cell office:value-type="float" office:value="6219.0311279296902" table:style-name="ce2">
            <text:p>6219.03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1.31" table:style-name="ce4">
            <text:p>11.310</text:p>
          </table:table-cell>
          <table:table-cell office:value-type="float" office:value="28.253698649331799" table:style-name="ce4">
            <text:p>28.254</text:p>
          </table:table-cell>
          <table:table-cell office:value-type="float" office:value="0.77755442061426505" table:style-name="ce5">
            <text:p>0.77755</text:p>
          </table:table-cell>
          <table:table-cell office:value-type="float" office:value="14483.4992675781" table:style-name="ce2">
            <text:p>14483.50</text:p>
          </table:table-cell>
          <table:table-cell office:value-type="float" office:value="6031.7510986328098" table:style-name="ce2">
            <text:p>6031.75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2.39" table:style-name="ce4">
            <text:p>12.390</text:p>
          </table:table-cell>
          <table:table-cell office:value-type="float" office:value="28.589348529572302" table:style-name="ce4">
            <text:p>28.589</text:p>
          </table:table-cell>
          <table:table-cell office:value-type="float" office:value="0.78788654420927096" table:style-name="ce5">
            <text:p>0.78789</text:p>
          </table:table-cell>
          <table:table-cell office:value-type="float" office:value="13933.6228027344" table:style-name="ce2">
            <text:p>13933.62</text:p>
          </table:table-cell>
          <table:table-cell office:value-type="float" office:value="5883.4769897460901" table:style-name="ce2">
            <text:p>5883.48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3.79" table:style-name="ce4">
            <text:p>13.790</text:p>
          </table:table-cell>
          <table:table-cell office:value-type="float" office:value="28.9187119838972" table:style-name="ce4">
            <text:p>28.919</text:p>
          </table:table-cell>
          <table:table-cell office:value-type="float" office:value="0.79730271904673899" table:style-name="ce5">
            <text:p>0.79730</text:p>
          </table:table-cell>
          <table:table-cell office:value-type="float" office:value="13510.769897460899" table:style-name="ce2">
            <text:p>13510.77</text:p>
          </table:table-cell>
          <table:table-cell office:value-type="float" office:value="5667.3930053710901" table:style-name="ce2">
            <text:p>5667.39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569588.17914011003" table:style-name="ce6">
            <text:p>569588.1791</text:p>
          </table:table-cell>
          <table:table-cell office:value-type="float" office:value="1848920.6623314701" table:style-name="ce6">
            <text:p>1848920.662</text:p>
          </table:table-cell>
          <table:table-cell table:number-columns-repeated="16382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HG ゴシックB Sun" svg:font-family="&quot;HG ゴシックB Sun&quot;"/>
    <style:font-face style:name="ＭＳ Ｐゴシック" svg:font-family="&quot;ＭＳ Ｐゴシック&quot;"/>
    <style:font-face style:name="Var(--jp-code-font-family)" svg:font-family="Var(--jp-code-font-family)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8">
      <number:number number:decimal-places="3" number:min-integer-digits="1"/>
    </number:number-style>
    <number:number-style style:name="N49">
      <number:number number:decimal-places="5" number:min-integer-digits="1"/>
    </number:number-style>
    <number:number-style style:name="N50">
      <number:number number:decimal-places="3" number:min-integer-digits="1" number:grouping="true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HIRO</dc:creator>
    <meta:creation-date>2019-12-20T17:06:05Z</meta:creation-date>
    <dc:date>2020-01-05T01:33:55Z</dc:date>
    <meta:editing-cycles>5</meta:editing-cycles>
    <meta:editing-duration>PT1769S</meta:editing-duration>
  </office:meta>
</office:document-meta>
</file>